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d13" officeooo:paragraph-rsid="001f5d13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203ac1" officeooo:paragraph-rsid="00203ac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289504" officeooo:paragraph-rsid="00289504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4218b4" officeooo:paragraph-rsid="004218b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3808c7" officeooo:paragraph-rsid="003808c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410901" officeooo:paragraph-rsid="0041090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f5d13" officeooo:paragraph-rsid="001f5d1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f5d13" officeooo:paragraph-rsid="001f5d1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f5d13" officeooo:paragraph-rsid="001f5d1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f5d13" officeooo:paragraph-rsid="002db32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b0505" officeooo:paragraph-rsid="003b050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e6186" officeooo:paragraph-rsid="003e618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f979d" officeooo:paragraph-rsid="003f97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10901" officeooo:paragraph-rsid="0041090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3f19c" officeooo:paragraph-rsid="0043f19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3f19c" officeooo:paragraph-rsid="0046478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3f19c" officeooo:paragraph-rsid="006be76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87b9f" officeooo:paragraph-rsid="00487b9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87b9f" officeooo:paragraph-rsid="006dc9a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fda47" officeooo:paragraph-rsid="004fda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fda47" officeooo:paragraph-rsid="0051b8c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fda47" officeooo:paragraph-rsid="0052ef9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fda47" officeooo:paragraph-rsid="005628b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fda47" officeooo:paragraph-rsid="0058bca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fda47" officeooo:paragraph-rsid="00607be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fda47" officeooo:paragraph-rsid="006230d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863634" officeooo:paragraph-rsid="0086363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87528b" officeooo:paragraph-rsid="0087528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8aea60" officeooo:paragraph-rsid="008aea6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8cd61d" officeooo:paragraph-rsid="008cd61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8e9e2f" officeooo:paragraph-rsid="008e9e2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3ac1" officeooo:paragraph-rsid="00203ac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203ac1" officeooo:paragraph-rsid="00203ac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289504" officeooo:paragraph-rsid="0028950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3808c7" officeooo:paragraph-rsid="003808c7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410901" officeooo:paragraph-rsid="0041090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4218b4" officeooo:paragraph-rsid="004218b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6503b" officeooo:paragraph-rsid="0066503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67614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6ed93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703a7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720901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725c57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776e81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7958d0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7c8327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67614c" officeooo:paragraph-rsid="007d050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d902c" officeooo:paragraph-rsid="007d902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d902c" officeooo:paragraph-rsid="007eb77b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d902c" officeooo:paragraph-rsid="00802e8c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d902c" officeooo:paragraph-rsid="0081de7b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d902c" officeooo:paragraph-rsid="0082c50b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d902c" officeooo:paragraph-rsid="0084b3fc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7d902c" officeooo:paragraph-rsid="008578eb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fo:font-weight="bold" officeooo:rsid="001f5d13" officeooo:paragraph-rsid="001f5d13" style:font-size-asian="17pt" style:font-weight-asian="bold" style:font-size-complex="17pt" style:font-weight-complex="bold"/>
    </style:style>
    <style:style style:name="P56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fo:font-size="12pt" style:text-underline-style="none" fo:font-weight="normal" officeooo:rsid="008e9e2f" officeooo:paragraph-rsid="008e9e2f" style:font-size-asian="10.5pt" style:font-weight-asian="normal" style:font-size-complex="12pt" style:font-weight-complex="normal"/>
    </style:style>
    <style:style style:name="T1" style:family="text">
      <style:text-properties officeooo:rsid="0022c9d8"/>
    </style:style>
    <style:style style:name="T2" style:family="text">
      <style:text-properties officeooo:rsid="002421be"/>
    </style:style>
    <style:style style:name="T3" style:family="text">
      <style:text-properties officeooo:rsid="0024c598"/>
    </style:style>
    <style:style style:name="T4" style:family="text">
      <style:text-properties officeooo:rsid="0025d36e"/>
    </style:style>
    <style:style style:name="T5" style:family="text">
      <style:text-properties officeooo:rsid="00297274"/>
    </style:style>
    <style:style style:name="T6" style:family="text">
      <style:text-properties officeooo:rsid="00298ca0"/>
    </style:style>
    <style:style style:name="T7" style:family="text">
      <style:text-properties officeooo:rsid="002b710b"/>
    </style:style>
    <style:style style:name="T8" style:family="text">
      <style:text-properties officeooo:rsid="002f2f74"/>
    </style:style>
    <style:style style:name="T9" style:family="text">
      <style:text-properties officeooo:rsid="0030e063"/>
    </style:style>
    <style:style style:name="T10" style:family="text">
      <style:text-properties officeooo:rsid="00316044"/>
    </style:style>
    <style:style style:name="T11" style:family="text">
      <style:text-properties officeooo:rsid="0032a5b9"/>
    </style:style>
    <style:style style:name="T12" style:family="text">
      <style:text-properties officeooo:rsid="00334ec4"/>
    </style:style>
    <style:style style:name="T13" style:family="text">
      <style:text-properties officeooo:rsid="0037649e"/>
    </style:style>
    <style:style style:name="T14" style:family="text">
      <style:text-properties officeooo:rsid="00390c8c"/>
    </style:style>
    <style:style style:name="T15" style:family="text">
      <style:text-properties officeooo:rsid="003cb12e"/>
    </style:style>
    <style:style style:name="T16" style:family="text">
      <style:text-properties officeooo:rsid="0046478b"/>
    </style:style>
    <style:style style:name="T17" style:family="text">
      <style:text-properties fo:font-weight="bold" officeooo:rsid="004515aa" style:font-weight-asian="bold" style:font-weight-complex="bold"/>
    </style:style>
    <style:style style:name="T18" style:family="text">
      <style:text-properties fo:font-weight="bold" officeooo:rsid="004addb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46478b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487b9f"/>
    </style:style>
    <style:style style:name="T23" style:family="text">
      <style:text-properties officeooo:rsid="004a3a85"/>
    </style:style>
    <style:style style:name="T24" style:family="text">
      <style:text-properties officeooo:rsid="004be9c1"/>
    </style:style>
    <style:style style:name="T25" style:family="text">
      <style:text-properties officeooo:rsid="005be302"/>
    </style:style>
    <style:style style:name="T26" style:family="text">
      <style:text-properties officeooo:rsid="005ccd88"/>
    </style:style>
    <style:style style:name="T27" style:family="text">
      <style:text-properties officeooo:rsid="005e2f4f"/>
    </style:style>
    <style:style style:name="T28" style:family="text">
      <style:text-properties officeooo:rsid="005e88e0"/>
    </style:style>
    <style:style style:name="T29" style:family="text">
      <style:text-properties officeooo:rsid="0063b18d"/>
    </style:style>
    <style:style style:name="T30" style:family="text">
      <style:text-properties officeooo:rsid="0064af32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693449" style:font-weight-asian="normal" style:font-weight-complex="normal"/>
    </style:style>
    <style:style style:name="T33" style:family="text">
      <style:text-properties fo:font-weight="normal" officeooo:rsid="006f6cbb" style:font-weight-asian="normal" style:font-weight-complex="normal"/>
    </style:style>
    <style:style style:name="T34" style:family="text">
      <style:text-properties fo:font-weight="normal" officeooo:rsid="00706735" style:font-weight-asian="normal" style:font-weight-complex="normal"/>
    </style:style>
    <style:style style:name="T35" style:family="text">
      <style:text-properties fo:font-weight="normal" officeooo:rsid="007300da" style:font-weight-asian="normal" style:font-weight-complex="normal"/>
    </style:style>
    <style:style style:name="T36" style:family="text">
      <style:text-properties fo:font-weight="normal" officeooo:rsid="00740bb0" style:font-weight-asian="normal" style:font-weight-complex="normal"/>
    </style:style>
    <style:style style:name="T37" style:family="text">
      <style:text-properties fo:font-weight="normal" officeooo:rsid="00779ae5" style:font-weight-asian="normal" style:font-weight-complex="normal"/>
    </style:style>
    <style:style style:name="T38" style:family="text">
      <style:text-properties fo:font-weight="normal" officeooo:rsid="007958d0" style:font-weight-asian="normal" style:font-weight-complex="normal"/>
    </style:style>
    <style:style style:name="T39" style:family="text">
      <style:text-properties fo:font-weight="normal" officeooo:rsid="007c8327" style:font-weight-asian="normal" style:font-weight-complex="normal"/>
    </style:style>
    <style:style style:name="T40" style:family="text">
      <style:text-properties fo:font-weight="normal" officeooo:rsid="007d0509" style:font-weight-asian="normal" style:font-weight-complex="normal"/>
    </style:style>
    <style:style style:name="T41" style:family="text">
      <style:text-properties fo:font-weight="normal" officeooo:rsid="007eb77b" style:font-weight-asian="normal" style:font-weight-complex="normal"/>
    </style:style>
    <style:style style:name="T42" style:family="text">
      <style:text-properties fo:font-weight="normal" officeooo:rsid="00802e8c" style:font-weight-asian="normal" style:font-weight-complex="normal"/>
    </style:style>
    <style:style style:name="T43" style:family="text">
      <style:text-properties fo:font-weight="normal" officeooo:rsid="00859e88" style:font-weight-asian="normal" style:font-weight-complex="normal"/>
    </style:style>
    <style:style style:name="T44" style:family="text">
      <style:text-properties officeooo:rsid="0086486b"/>
    </style:style>
    <style:style style:name="T45" style:family="text">
      <style:text-properties officeooo:rsid="00891057"/>
    </style:style>
    <style:style style:name="T46" style:family="text">
      <style:text-properties officeooo:rsid="008b29b6"/>
    </style:style>
    <style:style style:name="T47" style:family="text">
      <style:text-properties officeooo:rsid="008ba34d"/>
    </style:style>
    <style:style style:name="T48" style:family="text">
      <style:text-properties officeooo:rsid="008fca97"/>
    </style:style>
    <style:style style:name="T49" style:family="text">
      <style:text-properties officeooo:rsid="0095a853"/>
    </style:style>
    <style:style style:name="T50" style:family="text">
      <style:text-properties officeooo:rsid="009713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rélien Vezin</text:p>
      <text:p text:style-name="P1">Isabelle Muller</text:p>
      <text:p text:style-name="P1">M1</text:p>
      <text:p text:style-name="P1"/>
      <text:p text:style-name="P1"/>
      <text:p text:style-name="P55">Projet de Compilation – StenC</text:p>
      <text:p text:style-name="P7"/>
      <text:p text:style-name="P7"/>
      <text:p text:style-name="P27">I. Commandes …........................................................................................................................... <text:span text:style-name="T49">p. I</text:span></text:p>
      <text:p text:style-name="P28">II Description des fichiers …........................................................................................................ <text:span text:style-name="T50">p. I</text:span></text:p>
      <text:p text:style-name="P29">II.a Description d<text:span text:style-name="T46">u contenu des fichiers …................................................................................... p. II</text:span></text:p>
      <text:p text:style-name="P30">III. Marche à suivre pour exécuter le programme ….................................................................... <text:span text:style-name="T50">p. IV</text:span></text:p>
      <text:p text:style-name="P31">IV. Améliorations sur le programme …........................................................................................ <text:span text:style-name="T50">p. IV</text:span></text:p>
      <text:p text:style-name="P31"/>
      <text:p text:style-name="P56"/>
      <text:p text:style-name="P8"/>
      <text:p text:style-name="P8"/>
      <text:p text:style-name="P2"><text:span text:style-name="T44">I. </text:span>Commandes</text:p>
      <text:p text:style-name="P33"/>
      <text:p text:style-name="P33"/>
      <text:p text:style-name="P32">* <text:span text:style-name="T1">make : compiler le programme</text:span></text:p>
      <text:p text:style-name="P32">* <text:span text:style-name="T2">make clean : nettoyer le dossier et supprimer le fichier mips afin de repartir de zéro</text:span></text:p>
      <text:p text:style-name="P32"/>
      <text:p text:style-name="P32">* <text:span text:style-name="T4">make run : exécuter le programme</text:span></text:p>
      <text:p text:style-name="P32">* <text:span text:style-name="T3">make mips : lancer le fichier mips</text:span></text:p>
      <text:p text:style-name="P32"/>
      <text:p text:style-name="P32"/>
      <text:p text:style-name="P3"><text:span text:style-name="T45">II. </text:span>D<text:span text:style-name="T12">escription des</text:span> fichiers</text:p>
      <text:p text:style-name="P34"/>
      <text:p text:style-name="P34"/>
      <text:p text:style-name="P9">tree.h, <text:span text:style-name="T6">tree.c </text:span>: operations sur les arbres/noeuds vues en cours</text:p>
      <text:p text:style-name="P9">ast.h : <text:span text:style-name="T7">opérations sur les ast vues en cours</text:span></text:p>
      <text:p text:style-name="P9">→<text:span text:style-name="T13"> Ces fonctions ne sont pas utilisées dans le programme.</text:span></text:p>
      <text:p text:style-name="P9"/>
      <text:p text:style-name="P15">lexeur.l : le fichier lex</text:p>
      <text:p text:style-name="P15">analyzer.y : le fichier yacc</text:p>
      <text:p text:style-name="P9"/>
      <text:p text:style-name="P9">symbolTable.h, <text:span text:style-name="T11">symbolTable.c </text:span>: <text:span text:style-name="T10">opérations sur la </text:span>table des symboles</text:p>
      <text:p text:style-name="P9">quad.h, <text:span text:style-name="T8">quad.c </text:span>: <text:span text:style-name="T9">opérations sur le code intermédiaire</text:span></text:p>
      <text:p text:style-name="P10">mips.h, <text:span text:style-name="T5">mips.c </text:span>: <text:span text:style-name="T5">opérations sur l'assembleur mips</text:span></text:p>
      <text:p text:style-name="P9"/>
      <text:p text:style-name="P9">test.c : pour tester le programm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text:span text:style-name="T47">II.a </text:span>Description d<text:span text:style-name="T23">u contenu des fichier</text:span>s</text:p>
      <text:p text:style-name="P37"/>
      <text:p text:style-name="P37"/>
      <text:p text:style-name="P15"><text:span text:style-name="T17">symbolTable.</text:span><text:span text:style-name="T18">h, symbolTable.c</text:span> :</text:p>
      <text:p text:style-name="P15"/>
      <text:p text:style-name="P16">* <text:span text:style-name="T16">Variables globales : </text:span><text:span text:style-name="T20">nextQuad</text:span><text:span text:style-name="T16"> et </text:span><text:span text:style-name="T20">idTemporary</text:span><text:span text:style-name="T16">, correspondant au prochain quad à générer et à un identifiant pour la création de quads temporaires.</text:span></text:p>
      <text:p text:style-name="P16"/>
      <text:p text:style-name="P16">* <text:span text:style-name="T22">Structures utilisées :</text:span></text:p>
      <text:p text:style-name="P16"/>
      <text:p text:style-name="P18">typedef struct symbol</text:p>
      <text:p text:style-name="P18">{</text:p>
      <text:p text:style-name="P18"><text:tab/>int n ; // Le nombre.</text:p>
      <text:p text:style-name="P18"><text:tab/>char * identifier ; // L'identifiant.</text:p>
      <text:p text:style-name="P18"><text:tab/>char range ; // La port<text:span text:style-name="T25">é</text:span>e.</text:p>
      <text:p text:style-name="P18">} symbol , * <text:span text:style-name="T19">Symbol</text:span> ; // Un symbole.</text:p>
      <text:p text:style-name="P18"/>
      <text:p text:style-name="P18">typedef struct symbolTable</text:p>
      <text:p text:style-name="P18">{</text:p>
      <text:p text:style-name="P18"><text:tab/>int length ; // Le nombre de symbols de la table.</text:p>
      <text:p text:style-name="P18"><text:tab/>int size ; // La taille allou<text:span text:style-name="T25">é</text:span>e.</text:p>
      <text:p text:style-name="P18"><text:tab/>Symbol * s ;</text:p>
      <text:p text:style-name="P18">} symbolTable , * <text:span text:style-name="T19">SymbolTable</text:span> ; // Une table des symboles.</text:p>
      <text:p text:style-name="P18"/>
      <text:p text:style-name="P18">* <text:span text:style-name="T24">Fonctions :</text:span></text:p>
      <text:p text:style-name="P18"><text:tab/></text:p>
      <text:p text:style-name="P21">SymbolTable <text:span text:style-name="T19">S_new</text:span> () ; // Cr<text:span text:style-name="T25">ée</text:span>r une nouvelle table des symboles, vide.</text:p>
      <text:p text:style-name="P21"/>
      <text:p text:style-name="P22">int <text:span text:style-name="T19">S_lookup</text:span> (SymbolTable s , char * id) ; // Retourner l'entr<text:span text:style-name="T25">é</text:span>e de la table des symboles associ<text:span text:style-name="T25">é</text:span>e <text:span text:style-name="T25">à</text:span> <text:span text:style-name="T26">un identifiant</text:span>.</text:p>
      <text:p text:style-name="P22"/>
      <text:p text:style-name="P23">Symbol <text:span text:style-name="T19">S_lookupSymbol</text:span> (SymbolTable s , char * id) ; // Utiliser le lookup et retourner un Symbol.</text:p>
      <text:p text:style-name="P23"/>
      <text:p text:style-name="P24">Symbol <text:span text:style-name="T19">S_newSymbol</text:span> (SymbolTable table , int value , char * id , char r) ; // Cr<text:span text:style-name="T27">é</text:span>er un symbole.</text:p>
      <text:p text:style-name="P20"/>
      <text:p text:style-name="P20">Symbol <text:span text:style-name="T19">S_temporarySymbol</text:span> (SymbolTable table , int value , char r) ; // <text:span text:style-name="T28">Créer un nouveau symbole temporaire</text:span></text:p>
      <text:p text:style-name="P20"/>
      <text:p text:style-name="P25">void <text:span text:style-name="T19">S_print </text:span>(SymbolTable s) ; // Afficher la table des symboles.</text:p>
      <text:p text:style-name="P20"/>
      <text:p text:style-name="P26">void <text:span text:style-name="T19">S_delete</text:span> (SymbolTable s) ; // Lib<text:span text:style-name="T29">é</text:span>rer la m<text:span text:style-name="T30">é</text:span>moir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8"><text:soft-page-break/>quad.h, quad.c <text:span text:style-name="T31">:</text:span></text:p>
      <text:p text:style-name="P38"/>
      <text:p text:style-name="P17"><text:span text:style-name="T31">* </text:span><text:span text:style-name="T22">Structures utilisées :</text:span></text:p>
      <text:p text:style-name="P38"/>
      <text:p text:style-name="P39"><text:span text:style-name="T31">typedef struct quad</text:span></text:p>
      <text:p text:style-name="P39"><text:span text:style-name="T31">{</text:span></text:p>
      <text:p text:style-name="P39"><text:span text:style-name="T31"><text:tab/>int label ; // Label.</text:span></text:p>
      <text:p text:style-name="P39"><text:span text:style-name="T31"><text:tab/>char operation ; // Op</text:span><text:span text:style-name="T32">é</text:span><text:span text:style-name="T31">ration.</text:span></text:p>
      <text:p text:style-name="P39"><text:span text:style-name="T31"><text:tab/>Symbol argument1 ; // Argument 1.</text:span></text:p>
      <text:p text:style-name="P39"><text:span text:style-name="T31"><text:tab/>Symbol argument2 ; // Argument 2.</text:span></text:p>
      <text:p text:style-name="P39"><text:span text:style-name="T31"><text:tab/>Symbol result ; // R</text:span><text:span text:style-name="T32">é</text:span><text:span text:style-name="T31">sultat.</text:span></text:p>
      <text:p text:style-name="P39"><text:span text:style-name="T31"><text:tab/>struct quad * next ; // Quad suivant.</text:span></text:p>
      <text:p text:style-name="P39"><text:span text:style-name="T31">} quad , * Quad ;</text:span></text:p>
      <text:p text:style-name="P39"/>
      <text:p text:style-name="P39"><text:span text:style-name="T31">typedef struct quadList</text:span></text:p>
      <text:p text:style-name="P39"><text:span text:style-name="T31">{</text:span></text:p>
      <text:p text:style-name="P39"><text:span text:style-name="T31"><text:tab/>Quad q ;</text:span></text:p>
      <text:p text:style-name="P39"><text:span text:style-name="T31"><text:tab/>struct quadList * next ;</text:span></text:p>
      <text:p text:style-name="P39"><text:span text:style-name="T31">} quadList , * QuadList ; // Liste de quads.</text:span></text:p>
      <text:p text:style-name="P39"/>
      <text:p text:style-name="P19"><text:span text:style-name="T31">* </text:span><text:span text:style-name="T24">Fonctions :</text:span></text:p>
      <text:p text:style-name="P39"/>
      <text:p text:style-name="P40"><text:span text:style-name="T31">Quad </text:span><text:span text:style-name="T21">Q_new</text:span><text:span text:style-name="T31"> (char o , Symbol a1 , Symbol a2 , Symbol r) ; // Cr</text:span><text:span text:style-name="T33">é</text:span><text:span text:style-name="T31">er un nouveau Quad.</text:span></text:p>
      <text:p text:style-name="P39"/>
      <text:p text:style-name="P41"><text:span text:style-name="T31">QuadList </text:span><text:span text:style-name="T21">Q_add</text:span><text:span text:style-name="T31"> (QuadList list1, Quad quad1) ; // Ajouter un Quad </text:span><text:span text:style-name="T34">à</text:span><text:span text:style-name="T31"> une liste de quads.</text:span></text:p>
      <text:p text:style-name="P39"><text:span text:style-name="T31"/></text:p>
      <text:p text:style-name="P42"><text:span text:style-name="T31">QuadList </text:span><text:span text:style-name="T21">Q_newList</text:span><text:span text:style-name="T31"> () ; // Nouvelle liste de quads.</text:span></text:p>
      <text:p text:style-name="P39"><text:span text:style-name="T31"/></text:p>
      <text:p text:style-name="P43"><text:span text:style-name="T31">QuadList </text:span><text:span text:style-name="T21">Q_concat</text:span><text:span text:style-name="T31"> (QuadList list1 , QuadList list2) ; // Concat</text:span><text:span text:style-name="T35">é</text:span><text:span text:style-name="T31">ner deux listes de quads.</text:span></text:p>
      <text:p text:style-name="P39"><text:span text:style-name="T31"/></text:p>
      <text:p text:style-name="P39"><text:span text:style-name="T31">Quad </text:span><text:span text:style-name="T21">Q_lastQuad</text:span><text:span text:style-name="T31"> (QuadList ql) ; // </text:span><text:span text:style-name="T36">Récupérer le dernier quad d'une liste.</text:span></text:p>
      <text:p text:style-name="P39"><text:span text:style-name="T31"/></text:p>
      <text:p text:style-name="P44"><text:span text:style-name="T31">void </text:span><text:span text:style-name="T21">Q_complete</text:span><text:span text:style-name="T31"> (SymbolTable table , QuadList list , int label) ; // Compl</text:span><text:span text:style-name="T37">é</text:span><text:span text:style-name="T31">ter une liste de quads.</text:span></text:p>
      <text:p text:style-name="P39"><text:span text:style-name="T31"/></text:p>
      <text:p text:style-name="P45"><text:span text:style-name="T31">void </text:span><text:span text:style-name="T21">Q_printQuad</text:span><text:span text:style-name="T31"> (Quad q0) ; // Afficher </text:span><text:span text:style-name="T38">un</text:span><text:span text:style-name="T31"> quad.</text:span></text:p>
      <text:p text:style-name="P39"><text:span text:style-name="T31"/></text:p>
      <text:p text:style-name="P46"><text:span text:style-name="T31">void </text:span><text:span text:style-name="T21">Q_printList</text:span><text:span text:style-name="T31"> (QuadList q0) ; // Afficher </text:span><text:span text:style-name="T39">une</text:span><text:span text:style-name="T31"> liste de quads.</text:span></text:p>
      <text:p text:style-name="P39"><text:span text:style-name="T31"/></text:p>
      <text:p text:style-name="P47"><text:span text:style-name="T31">void </text:span><text:span text:style-name="T21">Q_delete</text:span><text:span text:style-name="T31"> (QuadList q) ; // Lib</text:span><text:span text:style-name="T40">é</text:span><text:span text:style-name="T31">rer la m</text:span><text:span text:style-name="T40">é</text:span><text:span text:style-name="T31">moire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mips.h, mips.c <text:span text:style-name="T31">:</text:span></text:p>
      <text:p text:style-name="P48"/>
      <text:p text:style-name="P49"><text:span text:style-name="T31">void </text:span><text:span text:style-name="T21">M_initializeFile</text:span><text:span text:style-name="T31"> (FILE * file) ; // Initialiser </text:span><text:span text:style-name="T41">un</text:span><text:span text:style-name="T31"> fichier </text:span><text:span text:style-name="T41">mips</text:span><text:span text:style-name="T31">.</text:span></text:p>
      <text:p text:style-name="P48"><text:span text:style-name="T31"/></text:p>
      <text:p text:style-name="P50"><text:span text:style-name="T31">void </text:span><text:span text:style-name="T21">M_terminateFile</text:span><text:span text:style-name="T31"> (FILE * file) ; // Cl</text:span><text:span text:style-name="T42">ô</text:span><text:span text:style-name="T31">turer </text:span><text:span text:style-name="T42">un</text:span><text:span text:style-name="T31"> fichier </text:span><text:span text:style-name="T42">mips</text:span><text:span text:style-name="T31">.</text:span></text:p>
      <text:p text:style-name="P48"><text:span text:style-name="T31"/></text:p>
      <text:p text:style-name="P51"><text:span text:style-name="T31">void </text:span><text:span text:style-name="T21">addQuad</text:span><text:span text:style-name="T31"> (FILE * file , Quad q) ; // Ajouter le contenu d'un quad dans un fichier mips.</text:span></text:p>
      <text:p text:style-name="P48"><text:span text:style-name="T31"/></text:p>
      <text:p text:style-name="P52"><text:span text:style-name="T31">void </text:span><text:span text:style-name="T21">M_addQuadList</text:span><text:span text:style-name="T31"> (FILE * file , QuadList ql) ; // Ajouter le contenu d'une liste de quads dans un fichier mips.</text:span></text:p>
      <text:p text:style-name="P48"><text:span text:style-name="T31"/></text:p>
      <text:p text:style-name="P53"><text:span text:style-name="T31">void </text:span><text:span text:style-name="T21">M_addSymbolTableToStack</text:span><text:span text:style-name="T31"> (FILE * file , SymbolTable st) ; // Ajouter les symboles d'une table dans la pile.</text:span></text:p>
      <text:p text:style-name="P48"><text:span text:style-name="T31"/></text:p>
      <text:p text:style-name="P54"><text:span text:style-name="T31">void </text:span><text:span text:style-name="T21">M_fetchSymbolFromStack</text:span><text:span text:style-name="T31"> (FILE * file , int i) ; // R</text:span><text:span text:style-name="T43">é</text:span><text:span text:style-name="T31">cup</text:span><text:span text:style-name="T43">é</text:span><text:span text:style-name="T31">rer un symbole dans la pile.</text:span></text:p>
      <text:p text:style-name="P9"/>
      <text:p text:style-name="P9"/>
      <text:p text:style-name="P5"><text:span text:style-name="T48">III. </text:span>Marche à suivre pour exécuter le programme</text:p>
      <text:p text:style-name="P35"/>
      <text:p text:style-name="P35"/>
      <text:p text:style-name="P11">1. Exécuter la commande "make clean" afin d'être sûr d'avoir tout nettoyé.</text:p>
      <text:p text:style-name="P9"><text:span text:style-name="T15">2.</text:span> <text:span text:style-name="T14">E</text:span>crire d<text:span text:style-name="T14">es instructions dans le fichier test.c.</text:span></text:p>
      <text:p text:style-name="P12">3. Lancer "make" pour compiler.</text:p>
      <text:p text:style-name="P12">4. Lancer "make run" pour exécuter le programme sur le fichier test.c.</text:p>
      <text:p text:style-name="P13">5. Lancer "make mips" pour exécuter le fichier mips.</text:p>
      <text:p text:style-name="P13"/>
      <text:p text:style-name="P13"/>
      <text:p text:style-name="P6"><text:span text:style-name="T48">IV. </text:span>Améliorations sur le programme</text:p>
      <text:p text:style-name="P36"/>
      <text:p text:style-name="P36"/>
      <text:p text:style-name="P14">* Dans le fichier mips.h, il y a des fonctions pour traiter la pile. Cela n'a pas été utilisé dans ce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26:37.666016118</meta:creation-date>
    <dc:date>2014-12-15T10:05:10.304329998</dc:date>
    <meta:editing-duration>PT35M50S</meta:editing-duration>
    <meta:editing-cycles>124</meta:editing-cycles>
    <meta:generator>LibreOffice/4.2.7.2$Linux_X86_64 LibreOffice_project/420m0$Build-2</meta:generator>
    <meta:document-statistic meta:table-count="0" meta:image-count="0" meta:object-count="0" meta:page-count="4" meta:paragraph-count="90" meta:word-count="748" meta:character-count="4597" meta:non-whitespace-character-count="3922"/>
  </office:meta>
</office:document-meta>
</file>